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officeooo:rsid="006f9863" officeooo:paragraph-rsid="001fc185" style:font-size-asian="10pt" style:font-size-complex="10pt"/>
    </style:style>
    <style:style style:name="P2" style:family="paragraph" style:parent-style-name="Standard">
      <style:text-properties fo:font-size="10pt" officeooo:rsid="006f9863" officeooo:paragraph-rsid="007f9da2" style:font-size-asian="10pt" style:font-size-complex="10pt"/>
    </style:style>
    <style:style style:name="P3" style:family="paragraph" style:parent-style-name="Standard">
      <style:text-properties fo:font-size="10pt" officeooo:rsid="006f9863" officeooo:paragraph-rsid="0081007b" style:font-size-asian="10pt" style:font-size-complex="10pt"/>
    </style:style>
    <style:style style:name="P4" style:family="paragraph" style:parent-style-name="Standard">
      <style:text-properties fo:font-size="10pt" officeooo:rsid="006f9863" officeooo:paragraph-rsid="0085b1c1" style:font-size-asian="10pt" style:font-size-complex="10pt"/>
    </style:style>
    <style:style style:name="P5" style:family="paragraph" style:parent-style-name="Standard">
      <style:text-properties fo:font-size="10pt" officeooo:rsid="006f9863" officeooo:paragraph-rsid="008621b8" style:font-size-asian="10pt" style:font-size-complex="10pt"/>
    </style:style>
    <style:style style:name="P6" style:family="paragraph" style:parent-style-name="Standard">
      <style:text-properties fo:font-size="10pt" officeooo:rsid="006f9863" officeooo:paragraph-rsid="00886e7a" style:font-size-asian="10pt" style:font-size-complex="10pt"/>
    </style:style>
    <style:style style:name="P7" style:family="paragraph" style:parent-style-name="Standard">
      <style:text-properties fo:font-size="10pt" officeooo:rsid="006f9863" officeooo:paragraph-rsid="008dc455" style:font-size-asian="10pt" style:font-size-complex="10pt"/>
    </style:style>
    <style:style style:name="P8" style:family="paragraph" style:parent-style-name="Standard">
      <style:text-properties fo:font-size="10pt" officeooo:rsid="006f9863" officeooo:paragraph-rsid="008eecb4" style:font-size-asian="10pt" style:font-size-complex="10pt"/>
    </style:style>
    <style:style style:name="P9" style:family="paragraph" style:parent-style-name="Standard">
      <style:text-properties fo:font-size="10pt" officeooo:rsid="007f9da2" officeooo:paragraph-rsid="007f9da2" style:font-size-asian="10pt" style:font-size-complex="10pt"/>
    </style:style>
    <style:style style:name="P10" style:family="paragraph" style:parent-style-name="Standard">
      <style:text-properties fo:font-size="10pt" officeooo:rsid="001d77c0" officeooo:paragraph-rsid="001d77c0" style:font-size-asian="10pt" style:font-size-complex="10pt"/>
    </style:style>
    <style:style style:name="P11" style:family="paragraph" style:parent-style-name="Standard">
      <style:text-properties fo:font-size="10pt" officeooo:rsid="00182290" officeooo:paragraph-rsid="00182290" style:font-size-asian="10pt" style:font-size-complex="10pt"/>
    </style:style>
    <style:style style:name="P12" style:family="paragraph" style:parent-style-name="Standard">
      <style:text-properties fo:font-size="10pt" officeooo:rsid="0082e186" officeooo:paragraph-rsid="0082e186" style:font-size-asian="10pt" style:font-size-complex="10pt"/>
    </style:style>
    <style:style style:name="P13" style:family="paragraph" style:parent-style-name="Standard">
      <style:text-properties fo:font-size="10pt" fo:font-style="italic" fo:font-weight="bold" officeooo:rsid="006f9863" officeooo:paragraph-rsid="001fc185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fo:font-size="10pt" officeooo:rsid="006f9863" officeooo:paragraph-rsid="001fc185" style:font-size-asian="8.75pt" style:font-size-complex="10pt"/>
    </style:style>
    <style:style style:name="P15" style:family="paragraph" style:parent-style-name="Standard">
      <style:text-properties officeooo:rsid="006f9863" officeooo:paragraph-rsid="001fc185"/>
    </style:style>
    <style:style style:name="P16" style:family="paragraph" style:parent-style-name="Standard">
      <style:text-properties officeooo:rsid="006f9863" officeooo:paragraph-rsid="0081007b"/>
    </style:style>
    <style:style style:name="P17" style:family="paragraph" style:parent-style-name="Standard">
      <style:text-properties officeooo:rsid="001aae12" officeooo:paragraph-rsid="007f9da2"/>
    </style:style>
    <style:style style:name="P18" style:family="paragraph" style:parent-style-name="Standard">
      <style:text-properties fo:font-weight="bold" officeooo:rsid="007f9da2" officeooo:paragraph-rsid="007f9da2" style:font-weight-asian="bold" style:font-weight-complex="bold"/>
    </style:style>
    <style:style style:name="P19" style:family="paragraph" style:parent-style-name="Standard">
      <style:text-properties fo:font-weight="bold" officeooo:rsid="0081007b" officeooo:paragraph-rsid="0081007b" style:font-weight-asian="bold" style:font-weight-complex="bold"/>
    </style:style>
    <style:style style:name="P20" style:family="paragraph" style:parent-style-name="Standard">
      <style:text-properties fo:font-weight="bold" officeooo:rsid="008281f6" officeooo:paragraph-rsid="008281f6" style:font-weight-asian="bold" style:font-weight-complex="bold"/>
    </style:style>
    <style:style style:name="P21" style:family="paragraph" style:parent-style-name="Standard">
      <style:text-properties fo:font-weight="bold" officeooo:rsid="0082e186" officeooo:paragraph-rsid="0082e186" style:font-weight-asian="bold" style:font-weight-complex="bold"/>
    </style:style>
    <style:style style:name="P22" style:family="paragraph" style:parent-style-name="Standard">
      <style:text-properties fo:font-weight="bold" officeooo:rsid="006f9863" officeooo:paragraph-rsid="001fc185" style:font-weight-asian="bold" style:font-weight-complex="bold"/>
    </style:style>
    <style:style style:name="P23" style:family="paragraph" style:parent-style-name="Standard">
      <style:text-properties officeooo:rsid="001fc185" officeooo:paragraph-rsid="001fc185"/>
    </style:style>
    <style:style style:name="P24" style:family="paragraph" style:parent-style-name="Standard">
      <style:text-properties fo:font-size="12pt" fo:font-weight="bold" officeooo:rsid="0081007b" officeooo:paragraph-rsid="0081007b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tyle="italic" fo:font-weight="bold" officeooo:rsid="006f9863" officeooo:paragraph-rsid="001fc185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895c30" officeooo:paragraph-rsid="00895c30" style:font-style-asian="italic" style:font-weight-asian="bold" style:font-style-complex="italic" style:font-weight-complex="bold"/>
    </style:style>
    <style:style style:name="P27" style:family="paragraph" style:parent-style-name="Standard" style:list-style-name="L1">
      <style:text-properties fo:font-size="10pt" officeooo:rsid="006f9863" officeooo:paragraph-rsid="007f9da2" style:font-size-asian="10pt" style:font-size-complex="10pt"/>
    </style:style>
    <style:style style:name="P28" style:family="paragraph" style:parent-style-name="Standard" style:list-style-name="L2">
      <style:text-properties fo:font-size="10pt" officeooo:rsid="006f9863" officeooo:paragraph-rsid="001fc185" style:font-size-asian="10pt" style:font-size-complex="10pt"/>
    </style:style>
    <style:style style:name="P29" style:family="paragraph" style:parent-style-name="Standard" style:list-style-name="L2">
      <style:text-properties fo:font-size="10pt" officeooo:rsid="006f9863" officeooo:paragraph-rsid="008281f6" style:font-size-asian="10pt" style:font-size-complex="10pt"/>
    </style:style>
    <style:style style:name="P30" style:family="paragraph" style:parent-style-name="Standard" style:list-style-name="L3">
      <style:text-properties fo:font-size="10pt" officeooo:rsid="006f9863" officeooo:paragraph-rsid="001fc185" style:font-size-asian="10pt" style:font-size-complex="10pt"/>
    </style:style>
    <style:style style:name="P31" style:family="paragraph" style:parent-style-name="Standard" style:list-style-name="L4">
      <style:text-properties fo:font-size="10pt" officeooo:rsid="006f9863" officeooo:paragraph-rsid="001fc185" style:font-size-asian="10pt" style:font-size-complex="10pt"/>
    </style:style>
    <style:style style:name="P32" style:family="paragraph" style:parent-style-name="Standard" style:list-style-name="L5">
      <style:text-properties fo:font-size="10pt" officeooo:rsid="006f9863" officeooo:paragraph-rsid="001fc185" style:font-size-asian="10pt" style:font-size-complex="10pt"/>
    </style:style>
    <style:style style:name="P33" style:family="paragraph" style:parent-style-name="Standard" style:list-style-name="L6">
      <style:text-properties fo:font-size="10pt" officeooo:rsid="006f9863" officeooo:paragraph-rsid="001fc185" style:font-size-asian="10pt" style:font-size-complex="10pt"/>
    </style:style>
    <style:style style:name="P34" style:family="paragraph" style:parent-style-name="Standard" style:list-style-name="L7">
      <style:text-properties fo:font-size="10pt" officeooo:rsid="006f9863" officeooo:paragraph-rsid="001fc185" style:font-size-asian="10pt" style:font-size-complex="10pt"/>
    </style:style>
    <style:style style:name="P35" style:family="paragraph" style:parent-style-name="Standard" style:list-style-name="L8">
      <style:text-properties fo:font-size="10pt" officeooo:rsid="006f9863" officeooo:paragraph-rsid="001fc185" style:font-size-asian="10pt" style:font-size-complex="10pt"/>
    </style:style>
    <style:style style:name="P36" style:family="paragraph" style:parent-style-name="Standard" style:list-style-name="L6">
      <style:text-properties fo:font-size="10pt" officeooo:rsid="008bd1c9" officeooo:paragraph-rsid="001fc185" style:font-size-asian="10pt" style:font-size-complex="10pt"/>
    </style:style>
    <style:style style:name="P37" style:family="paragraph" style:parent-style-name="Standard">
      <style:text-properties officeooo:rsid="006f9863" officeooo:paragraph-rsid="0081007b"/>
    </style:style>
    <style:style style:name="P38" style:family="paragraph">
      <loext:graphic-properties draw:fill="solid" draw:fill-color="#f8f8f8"/>
      <style:text-properties style:font-name="Liberation Serif" fo:font-size="12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5802a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84234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8dc455" style:font-style-asian="italic" style:font-weight-asian="bold" style:font-style-complex="italic" style:font-weight-complex="bold"/>
    </style:style>
    <style:style style:name="T6" style:family="text">
      <style:text-properties officeooo:rsid="007f9da2"/>
    </style:style>
    <style:style style:name="T7" style:family="text">
      <style:text-properties officeooo:rsid="0081007b"/>
    </style:style>
    <style:style style:name="T8" style:family="text">
      <style:text-properties officeooo:rsid="008281f6"/>
    </style:style>
    <style:style style:name="T9" style:family="text">
      <style:text-properties officeooo:rsid="0082e186"/>
    </style:style>
    <style:style style:name="T10" style:family="text">
      <style:text-properties officeooo:rsid="00842343"/>
    </style:style>
    <style:style style:name="T11" style:family="text">
      <style:text-properties officeooo:rsid="008609c1"/>
    </style:style>
    <style:style style:name="T12" style:family="text">
      <style:text-properties officeooo:rsid="008621b8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86fa8b"/>
    </style:style>
    <style:style style:name="T16" style:family="text">
      <style:text-properties officeooo:rsid="00886e7a"/>
    </style:style>
    <style:style style:name="T17" style:family="text">
      <style:text-properties officeooo:rsid="00895c30"/>
    </style:style>
    <style:style style:name="T18" style:family="text">
      <style:text-properties officeooo:rsid="008a2d41"/>
    </style:style>
    <style:style style:name="T19" style:family="text">
      <style:text-properties officeooo:rsid="008bd1c9"/>
    </style:style>
    <style:style style:name="T20" style:family="text">
      <style:text-properties officeooo:rsid="008dc455"/>
    </style:style>
    <style:style style:name="T21" style:family="text">
      <style:text-properties officeooo:rsid="008e74b6"/>
    </style:style>
    <style:style style:name="T22" style:family="text">
      <style:text-properties officeooo:rsid="008eecb4"/>
    </style:style>
    <style:style style:name="T23" style:family="text">
      <style:text-properties fo:color="#8f5902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4" style:family="text">
      <style:text-properties fo:color="#204a87" loext:opacity="100%" style:font-name="Liberation Serif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5" style:family="text">
      <style:text-properties fo:color="#f8f8f8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6" style:family="text">
      <style:text-properties fo:color="#000000" loext:opacity="100%" style:font-name="Liberation Serif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7" style:family="text">
      <style:text-properties fo:color="#000000" loext:opacity="100%" style:font-name="Liberation Serif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8" style:family="text">
      <style:text-properties fo:color="#ce5c00" loext:opacity="100%" style:font-name="Liberation Serif" fo:font-size="10pt" fo:language="zxx" fo:country="none" fo:font-style="normal" style:text-underline-style="none" fo:font-weight="bold" fo:background-color="transparen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87cm" loext:decorative="false" style:run-through="foreground" style:wrap="none" style:vertical-pos="from-top" style:vertical-rel="paragraph" style:horizontal-pos="from-left" style:horizontal-rel="paragraph" draw:wrap-influence-on-position="once-concurrent" loext:allow-overlap="fals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nstrucción de bloques</text:p>
      <text:p text:style-name="P9"/>
      <text:p text:style-name="P2"><text:span text:style-name="T6">J</text:span>ava <text:span text:style-name="T6">D</text:span>evelopment <text:span text:style-name="T6">K</text:span>it (JDK) tiene el software mínimo necesario para desarrollar en <text:span text:style-name="T6">J</text:span>ava. <text:span text:style-name="T6">E</text:span>ste incluye:</text:p>
      <text:list text:style-name="L1">
        <text:list-item>
          <text:p text:style-name="P27"><text:span text:style-name="T1">javac</text:span>: convierte los .java en bytecode .class</text:p>
        </text:list-item>
        <text:list-item>
          <text:p text:style-name="P27"><text:span text:style-name="T1">java</text:span>: ejecuta un programa java</text:p>
        </text:list-item>
        <text:list-item>
          <text:p text:style-name="P27"><text:span text:style-name="T1">jar</text:span>: empaquetador de archivos</text:p>
        </text:list-item>
        <text:list-item>
          <text:p text:style-name="P27"><text:span text:style-name="T1">javadoc</text:span>: generador de documentación</text:p>
        </text:list-item>
      </text:list>
      <text:p text:style-name="P2"/>
      <text:p text:style-name="P2"><text:span text:style-name="T6">D</text:span>espués de convertir a bytecode la JVM puede ejecutar el código en cualquier dispositivo donde este instalado <text:span text:style-name="T6">J</text:span>ava. <text:span text:style-name="T6">E</text:span>l JRE es una versión reducida de JDK que permite ejecutar programas en <text:span text:style-name="T6">J</text:span>ava pero no compilarlos.</text:p>
      <text:p text:style-name="P2"/>
      <text:p text:style-name="P2"><text:span text:style-name="T6">C</text:span>ada 6 meses sale una versión de java. java 17 salio en setiembre del 2021</text:p>
      <text:p text:style-name="P17"/>
      <text:p text:style-name="P19">Estructura de una clase</text:p>
      <text:p text:style-name="P10"/>
      <text:p text:style-name="P3"><text:span text:style-name="T7">U</text:span>na clase es una estructura de código que agrupa elementos, para utilizarla se debe crear un objeto que es una instancia en memoria de la clase.</text:p>
      <text:p text:style-name="P3"/>
      <text:p text:style-name="P3">una clase java tiene 2 elementos primarios métodos (funciones, procedimientos) y campos (variables). Ambos son llamados miembros de la clase. los campos almacenan el estado del programa y los métodos operan sobre ese estado.</text:p>
      <text:p text:style-name="P11"/>
      <text:p text:style-name="P11"><draw:frame text:anchor-type="paragraph" draw:z-index="0" draw:name="Marco de texto 1" draw:style-name="gr1" draw:text-style-name="P38" svg:width="12.415cm" svg:height="4.871cm" svg:x="0.43cm" svg:y="0.155cm"><draw:text-box><text:p><text:span text:style-name="T23"><text:s/></text:span><text:span text:style-name="T23">1 <text:s/></text:span><text:span text:style-name="T24">public</text:span><text:span text:style-name="T25"> </text:span><text:span text:style-name="T24">class</text:span><text:span text:style-name="T26"> Animal</text:span><text:span text:style-name="T27">{</text:span></text:p><text:p><text:span text:style-name="T23"><text:s/></text:span><text:span text:style-name="T23">2 <text:s/></text:span></text:p><text:p><text:span text:style-name="T23"><text:s/></text:span><text:span text:style-name="T23">3 <text:s/></text:span><text:span text:style-name="T25"><text:s/></text:span><text:span text:style-name="T26">String</text:span><text:span text:style-name="T25"> </text:span><text:span text:style-name="T26">name</text:span><text:span text:style-name="T27">;</text:span></text:p><text:p><text:span text:style-name="T27"/></text:p><text:p><text:span text:style-name="T23"><text:s/></text:span><text:span text:style-name="T23">5 <text:s/></text:span><text:span text:style-name="T25"><text:s/></text:span><text:span text:style-name="T24">public</text:span><text:span text:style-name="T25"> </text:span><text:span text:style-name="T26">String</text:span><text:span text:style-name="T25"> </text:span><text:span text:style-name="T26">getName</text:span><text:span text:style-name="T27">(){</text:span></text:p><text:p><text:span text:style-name="T23"><text:s/></text:span><text:span text:style-name="T23">6 <text:s/></text:span><text:span text:style-name="T25"><text:s text:c="2"/></text:span><text:span text:style-name="T24">return</text:span><text:span text:style-name="T25"> </text:span><text:span text:style-name="T26">name</text:span><text:span text:style-name="T27">;</text:span></text:p><text:p><text:span text:style-name="T23"><text:s/></text:span><text:span text:style-name="T23">7 <text:s/></text:span><text:span text:style-name="T25"><text:s/></text:span><text:span text:style-name="T27">}</text:span></text:p><text:p><text:span text:style-name="T23"><text:s/></text:span><text:span text:style-name="T23">8 <text:s/></text:span></text:p><text:p><text:span text:style-name="T23"><text:s/></text:span><text:span text:style-name="T23">9 <text:s/></text:span><text:span text:style-name="T25"><text:s/></text:span><text:span text:style-name="T24">public</text:span><text:span text:style-name="T25"> </text:span><text:span text:style-name="T24">void</text:span><text:span text:style-name="T25"> </text:span><text:span text:style-name="T26">setName</text:span><text:span text:style-name="T27">(</text:span><text:span text:style-name="T26">String</text:span><text:span text:style-name="T25"> </text:span><text:span text:style-name="T26">newName</text:span><text:span text:style-name="T27">){</text:span></text:p><text:p><text:span text:style-name="T23">10 <text:s/></text:span><text:span text:style-name="T25"><text:s text:c="2"/></text:span><text:span text:style-name="T26">name</text:span><text:span text:style-name="T25"> </text:span><text:span text:style-name="T28">=</text:span><text:span text:style-name="T25"> </text:span><text:span text:style-name="T26">newName</text:span><text:span text:style-name="T27">;</text:span></text:p><text:p><text:span text:style-name="T23">11 <text:s/></text:span><text:span text:style-name="T25"><text:s/></text:span><text:span text:style-name="T27">}</text:span></text:p><text:p><text:span text:style-name="T23">12 <text:s/></text:span><text:span text:style-name="T27">}</text:span></text:p></draw:text-box></draw:frame></text:p>
      <text:p text:style-name="P3">Se declaro una variable, 2 métodos, en el primer método se devuelve un valor y en el segundo se utiliza "void" para indicar que el método no devolverá nada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fo:border="0.06pt solid #000000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25cm">
          <style:column-sep style:width="0.009cm" style:color="#000000" style:height="100%" style:style="solid"/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5-01-07T16:19:02.207215908</dc:date>
    <meta:editing-duration>PT14H50M20S</meta:editing-duration>
    <meta:editing-cycles>62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86" meta:character-count="1102" meta:non-whitespace-character-count="933"/>
  </office:meta>
</office:document-meta>
</file>